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255f26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5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/>
    </style:style>
    <style:style style:name="P7" style:family="paragraph" style:parent-style-name="Text_20_body">
      <style:paragraph-properties fo:margin-left="0.476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5e795" style:text-blinking="false" fo:background-color="transparent"/>
    </style:style>
    <style:style style:name="P9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5f26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32404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officeooo:rsid="00255f26" style:text-blinking="false" fo:background-color="transparent" loext:char-shading-value="0"/>
    </style:style>
    <style:style style:name="T10" style:family="text">
      <style:text-properties officeooo:rsid="002525d0"/>
    </style:style>
    <style:style style:name="T11" style:family="text">
      <style:text-properties officeooo:rsid="0025e79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Actividad</text:span><text:span text:style-name="T4"> </text:span><text:span text:style-name="T6">1</text:span><text:span text:style-name="T4">. </text:span><text:span text:style-name="T5">Lucho enciende las luces</text:span></text:p>
      <text:p text:style-name="P3">El programa a realizar debe instruir a Lucho, nuestro robot de casa, para que encienda todas las luces que aparecen en el <text:span text:style-name="T10">escenario</text:span>, que están siempre en el mismo lugar. El <text:span text:style-name="T10">escenario </text:span>inicial es <text:span text:style-name="T11">el siguiente</text:span>:</text:p>
      <text:p text:style-name="P7"><draw:frame draw:style-name="fr1" draw:name="Image2" text:anchor-type="as-char" svg:width="3.81cm" svg:height="3.351cm" draw:z-index="0"><draw:image xlink:href="https://lh3.googleusercontent.com/kdPOZSI2AXKT8uFWlWpb0WzoLeZHPKE8HVc-jmxRclraGDwjYBbpGN0WK1N-Dvr_EJ3DAHCVxnWf6aRhP_OZIQNTM62ZQsycC9VyPBGVaKg7nciqCyn3Vdgg3FkRF7sKknuTREK7" xlink:type="simple" xlink:show="embed" xlink:actuate="onLoad"/><svg:title>LuchoEnciendeLasLuces.png</svg:title></draw:frame></text:p>
      <text:p text:style-name="P2"><text:span text:style-name="T2">Lo importante es que pienses de entrada una estrategia de solución, divid</text:span><text:span text:style-name="T3">as</text:span><text:span text:style-name="T2"> en subtareas y escribas procedimientos para expresarlas. Para eso, conviene primero nombrar las cosas que vemos: por ejemplo, la diagonal superior de luces, o la diagonal inferior. Entonces, una buena subtarea sería expresada por un procedimiento llamado “</text:span><text:span text:style-name="T8">Subir </text:span><text:span text:style-name="T9">e</text:span><text:span text:style-name="T8">ncendiendo </text:span><text:span text:style-name="T9">l</text:span><text:span text:style-name="T8">a </text:span><text:span text:style-name="T9">d</text:span><text:span text:style-name="T8">iagonal </text:span><text:span text:style-name="T9">i</text:span><text:span text:style-name="T8">nferior</text:span><text:span text:style-name="T3">”.</text:span></text:p>
      <text:p text:style-name="P2"/>
      <text:p text:style-name="P8">¿Te atrevés a dar dos programas diferentes, con distintas estrategias de solución para solucionar este problema? <text:span text:style-name="T11">T</text:span>ambién podés hacer un procedimiento para moverte de una diagonal a la otra… <text:span text:style-name="T11">¡N</text:span>o te olvides de guardar el programa antes de modificarlo!</text:p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pan text:style-name="T1">Pastilla: No existe “la” solución</text:span><text:span text:style-name="T7"> </text:span></text:p>
            <text:p text:style-name="P5">Para solucionar un problema dado puede haber más de un programa que sirva. O sea, no existe “la” solución. ¡Hay MUCHAS soluciones!</text:p>
          </table:table-cell>
        </table:table-row>
      </table:table>
      <text:p text:style-name="P3"/>
      <text:list xml:id="list6981263804568818934" text:style-name="L1">
        <text:list-header>
          <text:p text:style-name="P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9T23:41:04.697000000</dc:date>
    <meta:editing-duration>PT13M22S</meta:editing-duration>
    <meta:editing-cycles>21</meta:editing-cycles>
    <meta:generator>LibreOffice/4.2.5.2$Windows_x86 LibreOffice_project/6ff819b65674ae6c83f3cbab9e4a4c2b292a7a94</meta:generator>
    <meta:document-statistic meta:table-count="1" meta:image-count="1" meta:object-count="0" meta:page-count="1" meta:paragraph-count="7" meta:word-count="162" meta:character-count="1029" meta:non-whitespace-character-count="872"/>
  </office:meta>
</office:document-meta>
</file>